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a1a"/>
    </style:style>
  </office:automatic-styles>
  <office:body>
    <office:spreadsheet>
      <table:calculation-settings table:automatic-find-labels="false" table:use-regular-expressions="false" table:use-wildcards="true"/>
      <table:table table:name="26_1_0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998" calcext:value-type="float">
            <text:p>998</text:p>
          </table:table-cell>
          <table:table-cell table:number-columns-repeated="5"/>
          <table:table-cell office:value-type="string" calcext:value-type="string">
            <text:p>ВСЕГО РЕЗ</text:p>
          </table:table-cell>
          <table:table-cell office:value-type="string" calcext:value-type="string">
            <text:p>КОЛВО КАЖОЫЙ ГРУПП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5"/>
          <table:table-cell table:formula="of:=AVERAGE([.A1:.A70])" office:value-type="float" office:value="953.414285714286" calcext:value-type="float">
            <text:p>953,414285714286</text:p>
          </table:table-cell>
          <table:table-cell table:style-name="ce1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5"/>
          <table:table-cell table:formula="of:=AVERAGE([.A71:.A141])" office:value-type="float" office:value="856.169014084507" calcext:value-type="float">
            <text:p>856,169014084507</text:p>
          </table:table-cell>
          <table:table-cell table:style-name="ce1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26_1_04.A1:26_1_04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13:44:55.488166261</dc:date>
    <meta:editing-duration>PT3M11S</meta:editing-duration>
    <meta:editing-cycles>1</meta:editing-cycles>
    <meta:document-statistic meta:table-count="1" meta:cell-count="708" meta:object-count="0"/>
    <meta:generator>LibreOffice/25.8.1.1$Linux_X86_64 LibreOffice_project/6493efb0486b5ef4a09f10f25df428a1c89b13aa</meta:generator>
  </office:meta>
</office:document-meta>
</file>